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7mm" svg:height="89.74mm" svg:x="3.04mm" svg:y="51.65mm">
            <draw:object draw:notify-on-update-of-ranges="Tabelle1.A6:Tabelle1.A11 Tabelle1.B2:Tabelle1.B2 Tabelle1.B6:Tabelle1.B11 Tabelle1.A6:Tabelle1.A11 Tabelle1.C2:Tabelle1.C2 Tabelle1.C6:Tabelle1.C11 Tabelle1.A3:Tabelle1.A4 Tabelle1.B3:Tabelle1.B4 Tabelle1.A3:Tabelle1.A4 Tabelle1.D3:Tabelle1.D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89.74mm" svg:x="166.32mm" svg:y="52.77mm">
            <draw:object draw:notify-on-update-of-ranges="Tabelle1.I6:Tabelle1.I11 Tabelle1.J2:Tabelle1.J2 Tabelle1.J6:Tabelle1.J11 Tabelle1.I6:Tabelle1.I11 Tabelle1.K2:Tabelle1.K2 Tabelle1.K6:Tabelle1.K11 Tabelle1.I3:Tabelle1.I4 Tabelle1.J3:Tabelle1.J4 Tabelle1.I3:Tabelle1.I4 Tabelle1.L3:Tabelle1.L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est 1: postgres 10.2 vs. cockroach 2.0-alpha.20180212</text:p>
          </table:table-cell>
          <table:table-cell table:number-columns-repeated="7"/>
          <table:table-cell office:value-type="string" calcext:value-type="string">
            <text:p>Test 2: postgres 10.2 vs. cockroach 2.0-alpha.201802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g tx/s</text:p>
          </table:table-cell>
          <table:table-cell office:value-type="string" calcext:value-type="string">
            <text:p>pg rows/s</text:p>
          </table:table-cell>
          <table:table-cell office:value-type="string" calcext:value-type="string">
            <text:p>cr tx/s</text:p>
          </table:table-cell>
          <table:table-cell office:value-type="string" calcext:value-type="string">
            <text:p>cr rows/s</text:p>
          </table:table-cell>
          <table:table-cell table:number-columns-repeated="4"/>
          <table:table-cell office:value-type="string" calcext:value-type="string">
            <text:p>pg tx/s</text:p>
          </table:table-cell>
          <table:table-cell office:value-type="string" calcext:value-type="string">
            <text:p>pg rows/s</text:p>
          </table:table-cell>
          <table:table-cell office:value-type="string" calcext:value-type="string">
            <text:p>cr tx/s</text:p>
          </table:table-cell>
          <table:table-cell office:value-type="string" calcext:value-type="string">
            <text:p>cr rows/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48" calcext:value-type="float">
            <text:p>6348</text:p>
          </table:table-cell>
          <table:table-cell table:formula="of:=[.B3]" office:value-type="float" office:value="6348" calcext:value-type="float">
            <text:p>6348</text:p>
          </table:table-cell>
          <table:table-cell office:value-type="float" office:value="4444" calcext:value-type="float">
            <text:p>4444</text:p>
          </table:table-cell>
          <table:table-cell table:formula="of:=[.D3]" office:value-type="float" office:value="4444" calcext:value-type="float">
            <text:p>444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918" calcext:value-type="float">
            <text:p>6918</text:p>
          </table:table-cell>
          <table:table-cell table:formula="of:=[.J3]" office:value-type="float" office:value="6918" calcext:value-type="float">
            <text:p>6918</text:p>
          </table:table-cell>
          <table:table-cell office:value-type="float" office:value="2092" calcext:value-type="float">
            <text:p>2092</text:p>
          </table:table-cell>
          <table:table-cell table:formula="of:=[.L3]" office:value-type="float" office:value="2092" calcext:value-type="float">
            <text:p>20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]" office:value-type="float" office:value="6348" calcext:value-type="float">
            <text:p>6348</text:p>
          </table:table-cell>
          <table:table-cell table:formula="of:=[.C3]" office:value-type="float" office:value="6348" calcext:value-type="float">
            <text:p>6348</text:p>
          </table:table-cell>
          <table:table-cell table:formula="of:=[.D3]" office:value-type="float" office:value="4444" calcext:value-type="float">
            <text:p>4444</text:p>
          </table:table-cell>
          <table:table-cell table:formula="of:=[.E3]" office:value-type="float" office:value="4444" calcext:value-type="float">
            <text:p>444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J3]" office:value-type="float" office:value="6918" calcext:value-type="float">
            <text:p>6918</text:p>
          </table:table-cell>
          <table:table-cell table:formula="of:=[.K3]" office:value-type="float" office:value="6918" calcext:value-type="float">
            <text:p>6918</text:p>
          </table:table-cell>
          <table:table-cell table:formula="of:=[.L3]" office:value-type="float" office:value="2092" calcext:value-type="float">
            <text:p>2092</text:p>
          </table:table-cell>
          <table:table-cell table:formula="of:=[.M3]" office:value-type="float" office:value="2092" calcext:value-type="float">
            <text:p>209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04" calcext:value-type="float">
            <text:p>4404</text:p>
          </table:table-cell>
          <table:table-cell table:formula="of:=[.A6]*[.B6]" office:value-type="float" office:value="4404" calcext:value-type="float">
            <text:p>440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528" calcext:value-type="float">
            <text:p>4528</text:p>
          </table:table-cell>
          <table:table-cell table:formula="of:=[.I6]*[.J6]" office:value-type="float" office:value="4528" calcext:value-type="float">
            <text:p>452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85" calcext:value-type="float">
            <text:p>3985</text:p>
          </table:table-cell>
          <table:table-cell table:formula="of:=[.A7]*[.B7]" office:value-type="float" office:value="7970" calcext:value-type="float">
            <text:p>797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958" calcext:value-type="float">
            <text:p>3958</text:p>
          </table:table-cell>
          <table:table-cell table:formula="of:=[.I7]*[.J7]" office:value-type="float" office:value="7916" calcext:value-type="float">
            <text:p>791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87" calcext:value-type="float">
            <text:p>3487</text:p>
          </table:table-cell>
          <table:table-cell table:formula="of:=[.A8]*[.B8]" office:value-type="float" office:value="13948" calcext:value-type="float">
            <text:p>1394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389" calcext:value-type="float">
            <text:p>3389</text:p>
          </table:table-cell>
          <table:table-cell table:formula="of:=[.I8]*[.J8]" office:value-type="float" office:value="13556" calcext:value-type="float">
            <text:p>1355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08" calcext:value-type="float">
            <text:p>2908</text:p>
          </table:table-cell>
          <table:table-cell table:formula="of:=[.A9]*[.B9]" office:value-type="float" office:value="23264" calcext:value-type="float">
            <text:p>2326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2708" calcext:value-type="float">
            <text:p>2708</text:p>
          </table:table-cell>
          <table:table-cell table:formula="of:=[.I9]*[.J9]" office:value-type="float" office:value="21664" calcext:value-type="float">
            <text:p>2166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77" calcext:value-type="float">
            <text:p>2177</text:p>
          </table:table-cell>
          <table:table-cell table:formula="of:=[.A10]*[.B10]" office:value-type="float" office:value="34832" calcext:value-type="float">
            <text:p>3483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2063" calcext:value-type="float">
            <text:p>2063</text:p>
          </table:table-cell>
          <table:table-cell table:formula="of:=[.I10]*[.J10]" office:value-type="float" office:value="33008" calcext:value-type="float">
            <text:p>3300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13" calcext:value-type="float">
            <text:p>1513</text:p>
          </table:table-cell>
          <table:table-cell table:formula="of:=[.A11]*[.B11]" office:value-type="float" office:value="48416" calcext:value-type="float">
            <text:p>4841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1410" calcext:value-type="float">
            <text:p>1410</text:p>
          </table:table-cell>
          <table:table-cell table:formula="of:=[.I11]*[.J11]" office:value-type="float" office:value="45120" calcext:value-type="float">
            <text:p>4512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Arial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7">00.00.0000</text:date>, <text:time style:data-style-name="N2" text:time-value="11:16:56.90466663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22:17:47.180002927</meta:creation-date>
    <dc:date>2018-02-27T11:38:31.675540836</dc:date>
    <meta:editing-duration>PT1H16M27S</meta:editing-duration>
    <meta:editing-cycles>3</meta:editing-cycles>
    <meta:generator>LibreOffice/6.0.1.1$Linux_X86_64 LibreOffice_project/00m0$Build-1</meta:generator>
    <meta:document-statistic meta:table-count="1" meta:cell-count="6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scatter" chart:style-name="ch1">
        <chart:title svg:x="7.302cm" svg:y="0.315cm" chart:style-name="ch2">
          <text:p>Test 1</text:p>
        </chart:title>
        <chart:legend chart:legend-position="end" svg:x="13.091cm" svg:y="3.397cm" style:legend-expansion="high" chart:style-name="ch3"/>
        <chart:plot-area chart:style-name="ch4" table:cell-range-address="Tabelle1.A6:Tabelle1.C11 Tabelle1.B2:Tabelle1.C2 Tabelle1.B3:Tabelle1.B4 Tabelle1.D3:Tabelle1.D4" chart:data-source-has-labels="row" svg:x="1.295cm" svg:y="1.245cm" svg:width="10.632cm" svg:height="6.605cm">
          <chartooo:coordinate-region svg:x="2.523cm" svg:y="1.455cm" svg:width="9.207cm" svg:height="5.726cm"/>
          <chart:axis chart:dimension="x" chart:name="primary-x" chart:style-name="ch5">
            <chart:title svg:x="5.856cm" svg:y="8.03cm" chart:style-name="ch6">
              <text:p>batch size</text:p>
            </chart:title>
          </chart:axis>
          <chart:axis chart:dimension="y" chart:name="primary-y" chart:style-name="ch5">
            <chart:title svg:x="0.451cm" svg:y="5.567cm" chart:style-name="ch7">
              <text:p>transactions/s</text:p>
            </chart:title>
            <chart:grid chart:style-name="ch8" chart:class="major"/>
          </chart:axis>
          <chart:axis chart:dimension="y" chart:name="secondary-y" chart:style-name="ch9">
            <chart:title svg:x="12.247cm" svg:y="5.065cm" chart:style-name="ch7">
              <text:p>rows/s</text:p>
            </chart:title>
          </chart:axis>
          <chart:series chart:attached-axis="primary-y" chart:style-name="ch10" chart:values-cell-range-address="Tabelle1.B6:Tabelle1.B11" chart:label-cell-address="Tabelle1.B2:Tabelle1.B2" chart:class="chart:scatter">
            <chart:domain table:cell-range-address="Tabelle1.A6:Tabelle1.A11"/>
            <chart:data-point chart:repeated="6"/>
          </chart:series>
          <chart:series chart:attached-axis="primary-y" chart:style-name="ch11" chart:values-cell-range-address="Tabelle1.C6:Tabelle1.C11" chart:label-cell-address="Tabelle1.C2:Tabelle1.C2" chart:class="chart:scatter">
            <chart:data-point chart:repeated="6"/>
          </chart:series>
          <chart:series chart:attached-axis="primary-y" chart:style-name="ch12" chart:values-cell-range-address="Tabelle1.B3:Tabelle1.B4" loext:label-string="pg_single" chart:class="chart:scatter">
            <chart:domain table:cell-range-address="Tabelle1.A3:Tabelle1.A4"/>
            <chart:data-point chart:repeated="2"/>
          </chart:series>
          <chart:series chart:attached-axis="primary-y" chart:style-name="ch13" chart:values-cell-range-address="Tabelle1.D3:Tabelle1.D4" loext:label-string="cr_single" chart:class="chart:scatter">
            <chart:domain table:cell-range-address="Tabelle1.A3:Tabelle1.A4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pg tx/s</text:p>
                <draw:g>
                  <svg:desc>Tabelle1.B2:Tabelle1.B2</svg:desc>
                </draw:g>
              </table:table-cell>
              <table:table-cell office:value-type="string">
                <text:p>pg rows/s</text:p>
                <draw:g>
                  <svg:desc>Tabelle1.C2:Tabelle1.C2</svg:desc>
                </draw:g>
              </table:table-cell>
              <table:table-cell office:value-type="string">
                <text:p>Spalte A</text:p>
              </table:table-cell>
              <table:table-cell office:value-type="string">
                <text:p>pg_single</text:p>
              </table:table-cell>
              <table:table-cell office:value-type="string">
                <text:p>Spalte A</text:p>
              </table:table-cell>
              <table:table-cell office:value-type="string">
                <text:p>cr_sing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A6:Tabelle1.A11</svg:desc>
                </draw:g>
              </table:table-cell>
              <table:table-cell office:value-type="float" office:value="4404">
                <text:p>4404</text:p>
                <draw:g>
                  <svg:desc>Tabelle1.B6:Tabelle1.B11</svg:desc>
                </draw:g>
              </table:table-cell>
              <table:table-cell office:value-type="float" office:value="4404">
                <text:p>4404</text:p>
                <draw:g>
                  <svg:desc>Tabelle1.C6:Tabelle1.C11</svg:desc>
                </draw:g>
              </table:table-cell>
              <table:table-cell office:value-type="float" office:value="0">
                <text:p>0</text:p>
                <draw:g>
                  <svg:desc>Tabelle1.A3:Tabelle1.A4</svg:desc>
                </draw:g>
              </table:table-cell>
              <table:table-cell office:value-type="float" office:value="6348">
                <text:p>6348</text:p>
                <draw:g>
                  <svg:desc>Tabelle1.B3:Tabelle1.B4</svg:desc>
                </draw:g>
              </table:table-cell>
              <table:table-cell office:value-type="float" office:value="0">
                <text:p>0</text:p>
                <draw:g>
                  <svg:desc>Tabelle1.A3:Tabelle1.A4</svg:desc>
                </draw:g>
              </table:table-cell>
              <table:table-cell office:value-type="float" office:value="4444">
                <text:p>4444</text:p>
                <draw:g>
                  <svg:desc>Tabelle1.D3:Tabelle1.D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985">
                <text:p>3985</text:p>
              </table:table-cell>
              <table:table-cell office:value-type="float" office:value="7970">
                <text:p>7970</text:p>
              </table:table-cell>
              <table:table-cell office:value-type="float" office:value="1">
                <text:p>1</text:p>
              </table:table-cell>
              <table:table-cell office:value-type="float" office:value="6348">
                <text:p>6348</text:p>
              </table:table-cell>
              <table:table-cell office:value-type="float" office:value="1">
                <text:p>1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487">
                <text:p>3487</text:p>
              </table:table-cell>
              <table:table-cell office:value-type="float" office:value="13948">
                <text:p>1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908">
                <text:p>2908</text:p>
              </table:table-cell>
              <table:table-cell office:value-type="float" office:value="23264">
                <text:p>23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177">
                <text:p>2177</text:p>
              </table:table-cell>
              <table:table-cell office:value-type="float" office:value="34832">
                <text:p>34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513">
                <text:p>1513</text:p>
              </table:table-cell>
              <table:table-cell office:value-type="float" office:value="48416">
                <text:p>48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scatter" chart:style-name="ch1">
        <chart:title svg:x="7.302cm" svg:y="0.315cm" chart:style-name="ch2">
          <text:p>Test 2</text:p>
        </chart:title>
        <chart:legend chart:legend-position="end" svg:x="13.091cm" svg:y="3.397cm" style:legend-expansion="high" chart:style-name="ch3"/>
        <chart:plot-area chart:style-name="ch4" table:cell-range-address="Tabelle1.I6:Tabelle1.K11 Tabelle1.J2:Tabelle1.K2 Tabelle1.J3:Tabelle1.J4 Tabelle1.L3:Tabelle1.L4" chart:data-source-has-labels="row" svg:x="1.295cm" svg:y="1.245cm" svg:width="10.632cm" svg:height="6.605cm">
          <chartooo:coordinate-region svg:x="2.523cm" svg:y="1.455cm" svg:width="9.207cm" svg:height="5.726cm"/>
          <chart:axis chart:dimension="x" chart:name="primary-x" chart:style-name="ch5">
            <chart:title svg:x="5.856cm" svg:y="8.03cm" chart:style-name="ch6">
              <text:p>batch size</text:p>
            </chart:title>
          </chart:axis>
          <chart:axis chart:dimension="y" chart:name="primary-y" chart:style-name="ch5">
            <chart:title svg:x="0.451cm" svg:y="5.567cm" chart:style-name="ch7">
              <text:p>transactions/s</text:p>
            </chart:title>
            <chart:grid chart:style-name="ch8" chart:class="major"/>
          </chart:axis>
          <chart:axis chart:dimension="y" chart:name="secondary-y" chart:style-name="ch9">
            <chart:title svg:x="12.247cm" svg:y="5.065cm" chart:style-name="ch7">
              <text:p>rows/s</text:p>
            </chart:title>
          </chart:axis>
          <chart:series chart:attached-axis="primary-y" chart:style-name="ch10" chart:values-cell-range-address="Tabelle1.J6:Tabelle1.J11" chart:label-cell-address="Tabelle1.J2:Tabelle1.J2" chart:class="chart:scatter">
            <chart:domain table:cell-range-address="Tabelle1.I6:Tabelle1.I11"/>
            <chart:data-point chart:repeated="6"/>
          </chart:series>
          <chart:series chart:attached-axis="primary-y" chart:style-name="ch11" chart:values-cell-range-address="Tabelle1.K6:Tabelle1.K11" chart:label-cell-address="Tabelle1.K2:Tabelle1.K2" chart:class="chart:scatter">
            <chart:data-point chart:repeated="6"/>
          </chart:series>
          <chart:series chart:attached-axis="primary-y" chart:style-name="ch12" chart:values-cell-range-address="Tabelle1.J3:Tabelle1.J4" loext:label-string="pg_single" chart:class="chart:scatter">
            <chart:domain table:cell-range-address="Tabelle1.I3:Tabelle1.I4"/>
            <chart:data-point chart:repeated="2"/>
          </chart:series>
          <chart:series chart:attached-axis="primary-y" chart:style-name="ch13" chart:values-cell-range-address="Tabelle1.L3:Tabelle1.L4" loext:label-string="cr_single" chart:class="chart:scatter">
            <chart:domain table:cell-range-address="Tabelle1.I3:Tabelle1.I4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  <table:table-cell office:value-type="string">
                <text:p>pg tx/s</text:p>
                <draw:g>
                  <svg:desc>Tabelle1.J2:Tabelle1.J2</svg:desc>
                </draw:g>
              </table:table-cell>
              <table:table-cell office:value-type="string">
                <text:p>pg rows/s</text:p>
                <draw:g>
                  <svg:desc>Tabelle1.K2:Tabelle1.K2</svg:desc>
                </draw:g>
              </table:table-cell>
              <table:table-cell office:value-type="string">
                <text:p>Spalte I</text:p>
              </table:table-cell>
              <table:table-cell office:value-type="string">
                <text:p>pg_single</text:p>
              </table:table-cell>
              <table:table-cell office:value-type="string">
                <text:p>Spalte I</text:p>
              </table:table-cell>
              <table:table-cell office:value-type="string">
                <text:p>cr_sing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I6:Tabelle1.I11</svg:desc>
                </draw:g>
              </table:table-cell>
              <table:table-cell office:value-type="float" office:value="4528">
                <text:p>4528</text:p>
                <draw:g>
                  <svg:desc>Tabelle1.J6:Tabelle1.J11</svg:desc>
                </draw:g>
              </table:table-cell>
              <table:table-cell office:value-type="float" office:value="4528">
                <text:p>4528</text:p>
                <draw:g>
                  <svg:desc>Tabelle1.K6:Tabelle1.K11</svg:desc>
                </draw:g>
              </table:table-cell>
              <table:table-cell office:value-type="float" office:value="0">
                <text:p>0</text:p>
                <draw:g>
                  <svg:desc>Tabelle1.I3:Tabelle1.I4</svg:desc>
                </draw:g>
              </table:table-cell>
              <table:table-cell office:value-type="float" office:value="6918">
                <text:p>6918</text:p>
                <draw:g>
                  <svg:desc>Tabelle1.J3:Tabelle1.J4</svg:desc>
                </draw:g>
              </table:table-cell>
              <table:table-cell office:value-type="float" office:value="0">
                <text:p>0</text:p>
                <draw:g>
                  <svg:desc>Tabelle1.I3:Tabelle1.I4</svg:desc>
                </draw:g>
              </table:table-cell>
              <table:table-cell office:value-type="float" office:value="2092">
                <text:p>2092</text:p>
                <draw:g>
                  <svg:desc>Tabelle1.L3:Tabelle1.L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958">
                <text:p>3958</text:p>
              </table:table-cell>
              <table:table-cell office:value-type="float" office:value="7916">
                <text:p>7916</text:p>
              </table:table-cell>
              <table:table-cell office:value-type="float" office:value="1">
                <text:p>1</text:p>
              </table:table-cell>
              <table:table-cell office:value-type="float" office:value="6918">
                <text:p>6918</text:p>
              </table:table-cell>
              <table:table-cell office:value-type="float" office:value="1">
                <text:p>1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389">
                <text:p>3389</text:p>
              </table:table-cell>
              <table:table-cell office:value-type="float" office:value="13556">
                <text:p>13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708">
                <text:p>2708</text:p>
              </table:table-cell>
              <table:table-cell office:value-type="float" office:value="21664">
                <text:p>2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063">
                <text:p>2063</text:p>
              </table:table-cell>
              <table:table-cell office:value-type="float" office:value="33008">
                <text:p>33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410">
                <text:p>1410</text:p>
              </table:table-cell>
              <table:table-cell office:value-type="float" office:value="45120">
                <text:p>45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0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